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miri" svg:font-family="Amiri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top="0cm" fo:margin-bottom="0cm" loext:contextual-spacing="false" fo:line-height="100%" style:page-number="auto" fo:background-color="transparent" fo:padding="0.049cm" fo:border="none" style:shadow="none"/>
    </style:style>
    <style:style style:name="P2" style:family="paragraph" style:parent-style-name="Preformatted_20_Text">
      <style:text-properties style:font-name="Tibetan Machine Uni" fo:font-size="10pt" style:font-size-asian="10pt" style:font-size-complex="10pt"/>
    </style:style>
    <style:style style:name="P3" style:family="paragraph" style:parent-style-name="Preformatted_20_Text">
      <style:text-properties style:font-name="Tibetan Machine Uni" fo:font-size="10pt" fo:background-color="#bcaed5" style:font-size-asian="10pt" style:font-size-complex="10pt"/>
    </style:style>
    <style:style style:name="P4" style:family="paragraph" style:parent-style-name="Preformatted_20_Text">
      <style:paragraph-properties fo:margin-top="0cm" fo:margin-bottom="0.499cm" loext:contextual-spacing="false"/>
      <style:text-properties style:font-name="Tibetan Machine Uni"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.499cm" loext:contextual-spacing="false"/>
      <style:text-properties style:font-name="Tibetan Machine Uni" fo:font-size="10pt" style:font-size-asian="10pt" style:font-size-complex="10pt"/>
    </style:style>
    <style:style style:name="P6" style:family="paragraph" style:parent-style-name="Preformatted_20_Text">
      <style:paragraph-properties fo:margin-top="0cm" fo:margin-bottom="0.499cm" loext:contextual-spacing="false"/>
      <style:text-properties style:font-name="Tibetan Machine Uni" fo:font-size="10pt" fo:background-color="#bcaed5" style:font-size-asian="10pt" style:font-size-complex="10pt"/>
    </style:style>
    <style:style style:name="P7" style:family="paragraph" style:parent-style-name="Preformatted_20_Text" style:master-page-name="">
      <loext:graphic-properties draw:fill="none"/>
      <style:paragraph-properties fo:margin-left="-2cm" fo:margin-right="-1.9cm" fo:text-indent="0cm" style:auto-text-indent="false" style:page-number="auto" fo:background-color="transparent" style:shadow="none"/>
      <style:text-properties style:font-name="Amiri" fo:font-size="12pt" officeooo:paragraph-rsid="001658ac" style:font-size-asian="12pt" style:font-size-complex="12pt"/>
    </style:style>
    <style:style style:name="P8" style:family="paragraph" style:parent-style-name="Preformatted_20_Text">
      <loext:graphic-properties draw:fill="none"/>
      <style:paragraph-properties fo:margin-left="-2cm" fo:margin-right="-1.9cm" fo:text-indent="0cm" style:auto-text-indent="false" fo:background-color="transparent" style:shadow="none"/>
      <style:text-properties fo:color="#f58220" style:font-name="Carlito"/>
    </style:style>
    <style:style style:name="P9" style:family="paragraph" style:parent-style-name="Preformatted_20_Text">
      <loext:graphic-properties draw:fill="none"/>
      <style:paragraph-properties fo:margin-left="-2cm" fo:margin-right="-1.9cm" fo:text-indent="0cm" style:auto-text-indent="false" fo:background-color="transparent" style:shadow="none"/>
      <style:text-properties style:font-name="Carlito"/>
    </style:style>
    <style:style style:name="P10" style:family="paragraph" style:parent-style-name="Preformatted_20_Text">
      <loext:graphic-properties draw:fill="none"/>
      <style:paragraph-properties fo:margin-left="-2cm" fo:margin-right="-1.9cm" fo:margin-top="0cm" fo:margin-bottom="0.499cm" loext:contextual-spacing="false" fo:text-indent="0cm" style:auto-text-indent="false" fo:background-color="transparent" style:shadow="none"/>
      <style:text-properties fo:color="#f58220" style:font-name="Carlito"/>
    </style:style>
    <style:style style:name="P11" style:family="paragraph" style:parent-style-name="Preformatted_20_Text">
      <loext:graphic-properties draw:fill="none"/>
      <style:paragraph-properties fo:margin-left="-2cm" fo:margin-right="-1.9cm" fo:margin-top="0cm" fo:margin-bottom="0.499cm" loext:contextual-spacing="false" fo:text-indent="0cm" style:auto-text-indent="false" fo:background-color="transparent" style:shadow="none"/>
      <style:text-properties style:font-name="Carlito"/>
    </style:style>
    <style:style style:name="P12" style:family="paragraph" style:parent-style-name="Preformatted_20_Text">
      <loext:graphic-properties draw:fill="none"/>
      <style:paragraph-properties fo:margin-left="-2cm" fo:margin-right="-1.9cm" fo:text-indent="0cm" style:auto-text-indent="false" fo:background-color="transparent"/>
      <style:text-properties style:font-name="Amiri" fo:font-size="12pt" officeooo:paragraph-rsid="001658ac" style:font-size-asian="12pt" style:font-size-complex="12pt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72bf44" loext:char-shading-value="0"/>
    </style:style>
    <style:style style:name="T4" style:family="text">
      <style:text-properties fo:background-color="#72bf44" loext:char-shading-value="0"/>
    </style:style>
    <style:style style:name="T5" style:family="text">
      <style:text-properties fo:background-color="#fcd4d1" loext:char-shading-value="0"/>
    </style:style>
    <style:style style:name="T6" style:family="text">
      <style:text-properties fo:background-color="#fcd4d1" loext:char-shading-value="0"/>
    </style:style>
    <style:style style:name="T7" style:family="text">
      <style:text-properties fo:background-color="#bcaed5" loext:char-shading-value="0"/>
    </style:style>
    <style:style style:name="T8" style:family="text">
      <style:text-properties fo:color="#bce4e5"/>
    </style:style>
    <style:style style:name="T9" style:family="text">
      <style:text-properties fo:color="#ed1c24"/>
    </style:style>
    <style:style style:name="T10" style:family="text">
      <style:text-properties fo:color="#407927"/>
    </style:style>
    <style:style style:name="T11" style:family="text">
      <style:text-properties fo:color="#f58220"/>
    </style:style>
    <style:style style:name="T12" style:family="text">
      <style:text-properties fo:color="#a3238e"/>
    </style:style>
    <style:style style:name="T13" style:family="text">
      <style:text-properties style:font-name="Carlito"/>
    </style:style>
    <style:style style:name="T14" style:family="text">
      <style:text-properties fo:color="#00aaad"/>
    </style:style>
    <style:style style:name="T15" style:family="text">
      <style:text-properties fo:color="#0066b3"/>
    </style:style>
    <style:style style:name="T16" style:family="text">
      <style:text-properties fo:color="#ccbe00"/>
    </style:style>
    <style:style style:name="T17" style:family="text">
      <style:text-properties fo:color="#b2b2b2"/>
    </style:style>
    <style:style style:name="T18" style:family="text">
      <style:text-properties fo:color="#610506"/>
    </style:style>
    <style:style style:name="T19" style:family="text">
      <style:text-properties fo:color="#dddddd"/>
    </style:style>
    <style:style style:name="T20" style:family="text">
      <style:text-properties fo:color="#5c2d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<text:span text:style-name="T13">def build</text:span></text:p>
      <text:p text:style-name="P9"><text:s text:c="4"/><text:span text:style-name="T10">@reviews.each do |review|</text:span></text:p>
      <text:p text:style-name="P9"><text:s text:c="6"/><text:tab/><text:span text:style-name="T9">next if review[:rescore_review].</text:span><text:span text:style-name="T19">nil? </text:span><text:span text:style-name="T9">|| review[:rescore_review].</text:span><text:span text:style-name="T20">empty</text:span><text:span text:style-name="T9">?</text:span></text:p>
      <text:p text:style-name="P9"><text:s text:c="6"/><text:tab/><text:span text:style-name="T14">review[:rescore_review]</text:span><text:span text:style-name="T10">.each do |s|</text:span></text:p>
      <text:p text:style-name="P9"><text:s text:c="6"/><text:tab/> <text:s/>@sentence_sentiment <text:span text:style-name="T12">&lt;&lt; </text:span><text:span text:style-name="T14">s[:sentiment]</text:span></text:p>
      <text:p text:style-name="P9"><text:s text:c="6"/><text:tab/> <text:span text:style-name="T14"><text:s/>s[:context_tags]</text:span><text:span text:style-name="T10">.</text:span><text:span text:style-name="T17">keys</text:span><text:span text:style-name="T10">.each</text:span> { |tag| @topics_sentiment[tag] <text:span text:style-name="T12">&lt;&lt;</text:span> <text:span text:style-name="T14">s[:sentiment] * s[:context_tags][tag] </text:span>}</text:p>
      <text:p text:style-name="P9"><text:s text:c="6"/><text:tab/> <text:s/><text:span text:style-name="T14">s[:people_tags</text:span><text:span text:style-name="T10">].each { |tag| </text:span>@people_sentiment[tag] <text:span text:style-name="T12">&lt;&lt;</text:span><text:span text:style-name="T14"> s[:sentiment]</text:span> }</text:p>
      <text:p text:style-name="P9"><text:s text:c="6"/>end</text:p>
      <text:p text:style-name="P9"><text:s text:c="6"/>@review_sentiment <text:span text:style-name="T12">&lt;&lt;</text:span> @sentence_sentiment.<text:span text:style-name="T16">last</text:span>(review[:rescore_review].<text:span text:style-name="T15">size</text:span>).<text:span text:style-name="T18">reduce</text:span>(:+) / review[:rescore_review].<text:span text:style-name="T15">size</text:span></text:p>
      <text:p text:style-name="P9"><text:s text:c="4"/>end</text:p>
      <text:p text:style-name="P9"><text:s text:c="4"/>{</text:p>
      <text:p text:style-name="P9"><text:s text:c="4"/><text:span text:style-name="T11"><text:s text:c="2"/>topics: topics_sentiment,</text:span></text:p>
      <text:p text:style-name="P8"><text:s text:c="6"/>people: people_sentiment,</text:p>
      <text:p text:style-name="P8"><text:s text:c="6"/>distribution: sentence_sentiment,</text:p>
      <text:p text:style-name="P8"><text:s text:c="6"/>distribution_stats: review_sentiment,</text:p>
      <text:p text:style-name="P8"><text:s text:c="6"/>location: location_sentiment,</text:p>
      <text:p text:style-name="P9"><text:s text:c="4"/>}</text:p>
      <text:p text:style-name="P11"><text:s text:c="2"/>end</text:p>
      <text:p text:style-name="P11"><text:s text:c="4"/><text:span text:style-name="T6">54.8</text:span>: SentimentCalculator#build <text:s text:c="7"/>sentiment_calculator.rb:11-26</text:p>
      <text:p text:style-name="P11"><text:s text:c="4"/><text:span text:style-name="T14">24.4: <text:s text:c="2"/>[]</text:span></text:p>
      <text:p text:style-name="P11"><text:s text:c="4"/><text:span text:style-name="T9"><text:s/>7.4: <text:s text:c="2"/>branch</text:span></text:p>
      <text:p text:style-name="P11"><text:s text:c="5"/><text:span text:style-name="T12">5.6: <text:s text:c="2"/>&lt;&lt;</text:span></text:p>
      <text:p text:style-name="P11"><text:s text:c="5"/><text:span text:style-name="T10">5.0: <text:s text:c="2"/>each</text:span></text:p>
      <text:p text:style-name="P11"><text:s text:c="4"/><text:span text:style-name="T15"><text:s/>3.6: <text:s text:c="2"/>size</text:span></text:p>
      <text:p text:style-name="P11"><text:s text:c="3"/><text:span text:style-name="T16"><text:s text:c="2"/>1.8: <text:s text:c="2"/>last</text:span></text:p>
      <text:p text:style-name="P11"><text:s text:c="5"/><text:span text:style-name="T17">1.6: <text:s text:c="2"/>keys</text:span></text:p>
      <text:p text:style-name="P11"><text:s text:c="5"/>1.6: <text:s text:c="2"/><text:span text:style-name="T18">reduce</text:span></text:p>
      <text:p text:style-name="P11"><text:s text:c="5"/><text:span text:style-name="T19">1.3: <text:s text:c="2"/>nil?</text:span></text:p>
      <text:p text:style-name="P11"><text:s text:c="5"/><text:span text:style-name="T20">1.3: <text:s text:c="2"/>empty?</text:span></text:p>
      <text:p text:style-name="P11"><text:s text:c="5"/><text:span text:style-name="T11">1.0: <text:s text:c="2"/>topics_sentiment</text:span></text:p>
      <text:p text:style-name="P10"><text:s text:c="5"/>1.0: <text:s text:c="2"/>people_sentiment</text:p>
      <text:p text:style-name="P10"><text:s text:c="5"/>1.0: <text:s text:c="2"/>sentence_sentiment</text:p>
      <text:p text:style-name="P10"><text:s text:c="5"/>1.0: <text:s text:c="2"/>review_sentiment</text:p>
      <text:p text:style-name="P10"><text:s text:c="5"/>1.0: <text:s text:c="2"/>location_sentiment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miri" svg:font-family="Amiri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loext:graphic-properties draw:fill="none"/>
      <style:paragraph-properties fo:margin-top="0cm" fo:margin-bottom="0cm" loext:contextual-spacing="false" fo:line-height="100%" style:page-number="auto" fo:background-color="transparent" fo:padding="0.049cm" fo:border="none" style:shadow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2:55:54.113446403</meta:creation-date>
    <dc:date>2018-11-04T13:31:41.210441501</dc:date>
    <meta:editing-duration>PT5M16S</meta:editing-duration>
    <meta:editing-cycles>1</meta:editing-cycles>
    <meta:document-statistic meta:table-count="0" meta:image-count="0" meta:object-count="0" meta:page-count="1" meta:paragraph-count="34" meta:word-count="85" meta:character-count="1102" meta:non-whitespace-character-count="834"/>
    <meta:generator>LibreOffice/6.0.6.2$Linux_X86_64 LibreOffice_project/00m0$Build-2</meta:generator>
  </office:meta>
</office:document-meta>
</file>